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Arial" fo:font-size="10pt" style:font-name-asian="Arial" style:font-size-asian="10pt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ourt File No. T-1450-15</text:span></text:p>
      <text:p text:style-name="P5"/>
      <text:p text:style-name="P3">FEDERAL COURT</text:p>
      <text:p text:style-name="Standard"/>
      <text:p text:style-name="Standard"/>
      <text:p text:style-name="P1">BETWEEN:</text:p>
      <text:p text:style-name="P5"/>
      <text:p text:style-name="P4">Radu Hociung</text:p>
      <text:p text:style-name="P6"><text:span text:style-name="T1">PLAINTIFF</text:span></text:p>
      <text:p text:style-name="P3">and</text:p>
      <text:p text:style-name="P5"/>
      <text:p text:style-name="P4">Minister of Public Safety and Emergency Preparedness</text:p>
      <text:p text:style-name="P2">DEFEND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6-06-17T08:40:34.75</meta:creation-date>
    <meta:document-statistic meta:table-count="0" meta:image-count="0" meta:object-count="0" meta:page-count="1" meta:paragraph-count="8" meta:word-count="19" meta:character-count="130"/>
    <dc:date>2016-06-17T08:40:56.53</dc:date>
    <dc:creator>Radu Hociung</dc:creator>
    <meta:editing-duration>PT21S</meta:editing-duration>
    <meta:editing-cycles>1</meta:editing-cycles>
    <meta:generator>OpenOffice/4.0.1$Win32 OpenOffice.org_project/401m5$Build-9714</meta:generator>
  </office:meta>
</office:document-meta>
</file>